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29in"/>
    </style:style>
    <style:style style:name="co2" style:family="table-column">
      <style:table-column-properties fo:break-before="auto" style:column-width="1.9047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2.4957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3583in"/>
    </style:style>
    <style:style style:name="co10" style:family="table-column">
      <style:table-column-properties fo:break-before="auto" style:column-width="1.3417in"/>
    </style:style>
    <style:style style:name="co11" style:family="table-column">
      <style:table-column-properties fo:break-before="auto" style:column-width="2.5362in"/>
    </style:style>
    <style:style style:name="co12" style:family="table-column">
      <style:table-column-properties fo:break-before="auto" style:column-width="1.43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9211679380057" calcext:value-type="float">
            <text:p>0.149211679380057</text:p>
          </table:table-cell>
          <table:table-cell office:value-type="float" office:value="0.424671419276346" calcext:value-type="float">
            <text:p>0.424671419276346</text:p>
          </table:table-cell>
          <table:table-cell office:value-type="float" office:value="0.920408938756462" calcext:value-type="float">
            <text:p>0.920408938756462</text:p>
          </table:table-cell>
          <table:table-cell office:value-type="float" office:value="0.917786926223072" calcext:value-type="float">
            <text:p>0.917786926223072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2678577229594" calcext:value-type="float">
            <text:p>0.512678577229594</text:p>
          </table:table-cell>
          <table:table-cell office:value-type="float" office:value="0.788267837869774" calcext:value-type="float">
            <text:p>0.788267837869774</text:p>
          </table:table-cell>
          <table:table-cell office:value-type="float" office:value="0.65515428087611" calcext:value-type="float">
            <text:p>0.65515428087611</text:p>
          </table:table-cell>
          <table:table-cell office:value-type="float" office:value="0.666400077441684" calcext:value-type="float">
            <text:p>0.666400077441684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8990617003128" calcext:value-type="float">
            <text:p>0.148990617003128</text:p>
          </table:table-cell>
          <table:table-cell office:value-type="float" office:value="0.431617856127381" calcext:value-type="float">
            <text:p>0.431617856127381</text:p>
          </table:table-cell>
          <table:table-cell office:value-type="float" office:value="0.926073357975547" calcext:value-type="float">
            <text:p>0.926073357975547</text:p>
          </table:table-cell>
          <table:table-cell office:value-type="float" office:value="0.931191356269548" calcext:value-type="float">
            <text:p>0.931191356269548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6397497867501" calcext:value-type="float">
            <text:p>0.506397497867501</text:p>
          </table:table-cell>
          <table:table-cell office:value-type="float" office:value="0.831390389536537" calcext:value-type="float">
            <text:p>0.831390389536537</text:p>
          </table:table-cell>
          <table:table-cell office:value-type="float" office:value="0.659368780210407" calcext:value-type="float">
            <text:p>0.659368780210407</text:p>
          </table:table-cell>
          <table:table-cell office:value-type="float" office:value="0.669889110036963" calcext:value-type="float">
            <text:p>0.669889110036963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6135405836691" calcext:value-type="float">
            <text:p>0.126135405836691</text:p>
          </table:table-cell>
          <table:table-cell office:value-type="float" office:value="0.086139877996879" calcext:value-type="float">
            <text:p>0.086139877996879</text:p>
          </table:table-cell>
          <table:table-cell office:value-type="float" office:value="0.908372147352635" calcext:value-type="float">
            <text:p>0.908372147352635</text:p>
          </table:table-cell>
          <table:table-cell office:value-type="float" office:value="0.911039957181582" calcext:value-type="float">
            <text:p>0.911039957181582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2702377457746" calcext:value-type="float">
            <text:p>0.442702377457746</text:p>
          </table:table-cell>
          <table:table-cell office:value-type="float" office:value="0.453966775345443" calcext:value-type="float">
            <text:p>0.453966775345443</text:p>
          </table:table-cell>
          <table:table-cell office:value-type="float" office:value="0.542246748528538" calcext:value-type="float">
            <text:p>0.542246748528538</text:p>
          </table:table-cell>
          <table:table-cell office:value-type="float" office:value="0.543608662280959" calcext:value-type="float">
            <text:p>0.543608662280959</text:p>
          </table:table-cell>
        </table:table-row>
      </table:table>
      <table:table table:name="2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7934778070227" calcext:value-type="float">
            <text:p>0.147934778070227</text:p>
          </table:table-cell>
          <table:table-cell office:value-type="float" office:value="0.422672943166655" calcext:value-type="float">
            <text:p>0.422672943166655</text:p>
          </table:table-cell>
          <table:table-cell office:value-type="float" office:value="0.920471817409027" calcext:value-type="float">
            <text:p>0.920471817409027</text:p>
          </table:table-cell>
          <table:table-cell office:value-type="float" office:value="0.932911188345109" calcext:value-type="float">
            <text:p>0.932911188345109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9373661812903" calcext:value-type="float">
            <text:p>0.519373661812903</text:p>
          </table:table-cell>
          <table:table-cell office:value-type="float" office:value="0.820789936950734" calcext:value-type="float">
            <text:p>0.820789936950734</text:p>
          </table:table-cell>
          <table:table-cell office:value-type="float" office:value="0.691516921213032" calcext:value-type="float">
            <text:p>0.691516921213032</text:p>
          </table:table-cell>
          <table:table-cell office:value-type="float" office:value="0.662032641797058" calcext:value-type="float">
            <text:p>0.662032641797058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5021037868163" calcext:value-type="float">
            <text:p>0.145021037868163</text:p>
          </table:table-cell>
          <table:table-cell office:value-type="float" office:value="0.431977559607293" calcext:value-type="float">
            <text:p>0.431977559607293</text:p>
          </table:table-cell>
          <table:table-cell office:value-type="float" office:value="0.929593267882188" calcext:value-type="float">
            <text:p>0.929593267882188</text:p>
          </table:table-cell>
          <table:table-cell office:value-type="float" office:value="0.940532959326788" calcext:value-type="float">
            <text:p>0.940532959326788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08555399719495" calcext:value-type="float">
            <text:p>0.508555399719495</text:p>
          </table:table-cell>
          <table:table-cell office:value-type="float" office:value="0.856100981767181" calcext:value-type="float">
            <text:p>0.856100981767181</text:p>
          </table:table-cell>
          <table:table-cell office:value-type="float" office:value="0.698737727910239" calcext:value-type="float">
            <text:p>0.698737727910239</text:p>
          </table:table-cell>
          <table:table-cell office:value-type="float" office:value="0.667882187938289" calcext:value-type="float">
            <text:p>0.667882187938289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3062179252238" calcext:value-type="float">
            <text:p>0.123062179252238</text:p>
          </table:table-cell>
          <table:table-cell office:value-type="float" office:value="0.0861900097943193" calcext:value-type="float">
            <text:p>0.0861900097943193</text:p>
          </table:table-cell>
          <table:table-cell office:value-type="float" office:value="0.910771313924041" calcext:value-type="float">
            <text:p>0.910771313924041</text:p>
          </table:table-cell>
          <table:table-cell office:value-type="float" office:value="0.923335475475348" calcext:value-type="float">
            <text:p>0.923335475475348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33850002719313" calcext:value-type="float">
            <text:p>0.433850002719313</text:p>
          </table:table-cell>
          <table:table-cell office:value-type="float" office:value="0.461236209762732" calcext:value-type="float">
            <text:p>0.461236209762732</text:p>
          </table:table-cell>
          <table:table-cell office:value-type="float" office:value="0.550124641280327" calcext:value-type="float">
            <text:p>0.550124641280327</text:p>
          </table:table-cell>
          <table:table-cell office:value-type="float" office:value="0.544210981887479" calcext:value-type="float">
            <text:p>0.544210981887479</text:p>
          </table:table-cell>
        </table:table-row>
      </table:table>
      <table:table table:name="3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6298717968702" calcext:value-type="float">
            <text:p>0.156298717968702</text:p>
          </table:table-cell>
          <table:table-cell office:value-type="float" office:value="0.427404188491658" calcext:value-type="float">
            <text:p>0.427404188491658</text:p>
          </table:table-cell>
          <table:table-cell office:value-type="float" office:value="0.936562334938883" calcext:value-type="float">
            <text:p>0.936562334938883</text:p>
          </table:table-cell>
          <table:table-cell office:value-type="float" office:value="0.914932473797702" calcext:value-type="float">
            <text:p>0.914932473797702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497136624775275" calcext:value-type="float">
            <text:p>0.497136624775275</text:p>
          </table:table-cell>
          <table:table-cell office:value-type="float" office:value="0.815369978472979" calcext:value-type="float">
            <text:p>0.815369978472979</text:p>
          </table:table-cell>
          <table:table-cell office:value-type="float" office:value="0.681977512130094" calcext:value-type="float">
            <text:p>0.681977512130094</text:p>
          </table:table-cell>
          <table:table-cell office:value-type="float" office:value="0.656915846599464" calcext:value-type="float">
            <text:p>0.656915846599464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53762268266085" calcext:value-type="float">
            <text:p>0.153762268266085</text:p>
          </table:table-cell>
          <table:table-cell office:value-type="float" office:value="0.437568157033806" calcext:value-type="float">
            <text:p>0.437568157033806</text:p>
          </table:table-cell>
          <table:table-cell office:value-type="float" office:value="0.944656488549618" calcext:value-type="float">
            <text:p>0.944656488549618</text:p>
          </table:table-cell>
          <table:table-cell office:value-type="float" office:value="0.925572519083969" calcext:value-type="float">
            <text:p>0.925572519083969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497818974918212" calcext:value-type="float">
            <text:p>0.497818974918212</text:p>
          </table:table-cell>
          <table:table-cell office:value-type="float" office:value="0.854143947655398" calcext:value-type="float">
            <text:p>0.854143947655398</text:p>
          </table:table-cell>
          <table:table-cell office:value-type="float" office:value="0.683206106870229" calcext:value-type="float">
            <text:p>0.683206106870229</text:p>
          </table:table-cell>
          <table:table-cell office:value-type="float" office:value="0.661668484187568" calcext:value-type="float">
            <text:p>0.661668484187568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7435751411119" calcext:value-type="float">
            <text:p>0.127435751411119</text:p>
          </table:table-cell>
          <table:table-cell office:value-type="float" office:value="0.0869659451112135" calcext:value-type="float">
            <text:p>0.0869659451112135</text:p>
          </table:table-cell>
          <table:table-cell office:value-type="float" office:value="0.932587075092635" calcext:value-type="float">
            <text:p>0.932587075092635</text:p>
          </table:table-cell>
          <table:table-cell office:value-type="float" office:value="0.912609013397666" calcext:value-type="float">
            <text:p>0.912609013397666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23627035083696" calcext:value-type="float">
            <text:p>0.423627035083696</text:p>
          </table:table-cell>
          <table:table-cell office:value-type="float" office:value="0.460667548889869" calcext:value-type="float">
            <text:p>0.460667548889869</text:p>
          </table:table-cell>
          <table:table-cell office:value-type="float" office:value="0.529173211733178" calcext:value-type="float">
            <text:p>0.529173211733178</text:p>
          </table:table-cell>
          <table:table-cell office:value-type="float" office:value="0.534529904129473" calcext:value-type="float">
            <text:p>0.534529904129473</text:p>
          </table:table-cell>
        </table:table-row>
      </table:table>
      <table:table table:name="4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50517780728959" calcext:value-type="float">
            <text:p>0.150517780728959</text:p>
          </table:table-cell>
          <table:table-cell office:value-type="float" office:value="0.439143186696382" calcext:value-type="float">
            <text:p>0.439143186696382</text:p>
          </table:table-cell>
          <table:table-cell office:value-type="float" office:value="0.890152521065274" calcext:value-type="float">
            <text:p>0.890152521065274</text:p>
          </table:table-cell>
          <table:table-cell office:value-type="float" office:value="0.921699042017793" calcext:value-type="float">
            <text:p>0.921699042017793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0824074631733" calcext:value-type="float">
            <text:p>0.50824074631733</text:p>
          </table:table-cell>
          <table:table-cell office:value-type="float" office:value="0.8076212035803" calcext:value-type="float">
            <text:p>0.8076212035803</text:p>
          </table:table-cell>
          <table:table-cell office:value-type="float" office:value="0.654165483233881" calcext:value-type="float">
            <text:p>0.654165483233881</text:p>
          </table:table-cell>
          <table:table-cell office:value-type="float" office:value="0.650682325564405" calcext:value-type="float">
            <text:p>0.650682325564405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518272425249" calcext:value-type="float">
            <text:p>0.144518272425249</text:p>
          </table:table-cell>
          <table:table-cell office:value-type="float" office:value="0.454318936877076" calcext:value-type="float">
            <text:p>0.454318936877076</text:p>
          </table:table-cell>
          <table:table-cell office:value-type="float" office:value="0.90171650055371" calcext:value-type="float">
            <text:p>0.90171650055371</text:p>
          </table:table-cell>
          <table:table-cell office:value-type="float" office:value="0.929955703211517" calcext:value-type="float">
            <text:p>0.929955703211517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0520487264673" calcext:value-type="float">
            <text:p>0.510520487264673</text:p>
          </table:table-cell>
          <table:table-cell office:value-type="float" office:value="0.842469545957918" calcext:value-type="float">
            <text:p>0.842469545957918</text:p>
          </table:table-cell>
          <table:table-cell office:value-type="float" office:value="0.66140642303433" calcext:value-type="float">
            <text:p>0.66140642303433</text:p>
          </table:table-cell>
          <table:table-cell office:value-type="float" office:value="0.648947951273533" calcext:value-type="float">
            <text:p>0.648947951273533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18863301180364" calcext:value-type="float">
            <text:p>0.118863301180364</text:p>
          </table:table-cell>
          <table:table-cell office:value-type="float" office:value="0.0892551195235376" calcext:value-type="float">
            <text:p>0.0892551195235376</text:p>
          </table:table-cell>
          <table:table-cell office:value-type="float" office:value="0.877274411732677" calcext:value-type="float">
            <text:p>0.877274411732677</text:p>
          </table:table-cell>
          <table:table-cell office:value-type="float" office:value="0.914875360051942" calcext:value-type="float">
            <text:p>0.914875360051942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966593578979" calcext:value-type="float">
            <text:p>0.441966593578979</text:p>
          </table:table-cell>
          <table:table-cell office:value-type="float" office:value="0.4572501878287" calcext:value-type="float">
            <text:p>0.4572501878287</text:p>
          </table:table-cell>
          <table:table-cell office:value-type="float" office:value="0.53318908877064" calcext:value-type="float">
            <text:p>0.53318908877064</text:p>
          </table:table-cell>
          <table:table-cell office:value-type="float" office:value="0.535004873294347" calcext:value-type="float">
            <text:p>0.535004873294347</text:p>
          </table:table-cell>
        </table:table-row>
      </table:table>
      <table:table table:name="8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Random Classifier</text:p>
          </table:table-cell>
          <table:table-cell office:value-type="string" calcext:value-type="string">
            <text:p>Majority Classifier</text:p>
          </table:table-cell>
          <table:table-cell office:value-type="string" calcext:value-type="string">
            <text:p>Bert Full</text:p>
          </table:table-cell>
          <table:table-cell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office:value-type="float" office:value="0.146738336689297" calcext:value-type="float">
            <text:p>0.146738336689297</text:p>
          </table:table-cell>
          <table:table-cell office:value-type="float" office:value="0.436214336116502" calcext:value-type="float">
            <text:p>0.436214336116502</text:p>
          </table:table-cell>
          <table:table-cell office:value-type="float" office:value="0.914475538963138" calcext:value-type="float">
            <text:p>0.914475538963138</text:p>
          </table:table-cell>
          <table:table-cell office:value-type="float" office:value="0.920293745495897" calcext:value-type="float">
            <text:p>0.920293745495897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office:value-type="float" office:value="0.511969031523266" calcext:value-type="float">
            <text:p>0.511969031523266</text:p>
          </table:table-cell>
          <table:table-cell office:value-type="float" office:value="0.812008295028751" calcext:value-type="float">
            <text:p>0.812008295028751</text:p>
          </table:table-cell>
          <table:table-cell office:value-type="float" office:value="0.654750010455287" calcext:value-type="float">
            <text:p>0.654750010455287</text:p>
          </table:table-cell>
          <table:table-cell office:value-type="float" office:value="0.645173754041123" calcext:value-type="float">
            <text:p>0.645173754041123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office:value-type="float" office:value="0.144964539007092" calcext:value-type="float">
            <text:p>0.144964539007092</text:p>
          </table:table-cell>
          <table:table-cell office:value-type="float" office:value="0.448510638297872" calcext:value-type="float">
            <text:p>0.448510638297872</text:p>
          </table:table-cell>
          <table:table-cell office:value-type="float" office:value="0.930212765957447" calcext:value-type="float">
            <text:p>0.930212765957447</text:p>
          </table:table-cell>
          <table:table-cell office:value-type="float" office:value="0.932198581560284" calcext:value-type="float">
            <text:p>0.932198581560284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office:value-type="float" office:value="0.513758865248227" calcext:value-type="float">
            <text:p>0.513758865248227</text:p>
          </table:table-cell>
          <table:table-cell office:value-type="float" office:value="0.851347517730496" calcext:value-type="float">
            <text:p>0.851347517730496</text:p>
          </table:table-cell>
          <table:table-cell office:value-type="float" office:value="0.668936170212766" calcext:value-type="float">
            <text:p>0.668936170212766</text:p>
          </table:table-cell>
          <table:table-cell office:value-type="float" office:value="0.653333333333333" calcext:value-type="float">
            <text:p>0.653333333333333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office:value-type="float" office:value="0.120896747792857" calcext:value-type="float">
            <text:p>0.120896747792857</text:p>
          </table:table-cell>
          <table:table-cell office:value-type="float" office:value="0.0884673493369146" calcext:value-type="float">
            <text:p>0.0884673493369146</text:p>
          </table:table-cell>
          <table:table-cell office:value-type="float" office:value="0.90870087063601" calcext:value-type="float">
            <text:p>0.90870087063601</text:p>
          </table:table-cell>
          <table:table-cell office:value-type="float" office:value="0.916159163748072" calcext:value-type="float">
            <text:p>0.916159163748072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office:value-type="float" office:value="0.441096469773318" calcext:value-type="float">
            <text:p>0.441096469773318</text:p>
          </table:table-cell>
          <table:table-cell office:value-type="float" office:value="0.459852896107876" calcext:value-type="float">
            <text:p>0.459852896107876</text:p>
          </table:table-cell>
          <table:table-cell office:value-type="float" office:value="0.537723931958465" calcext:value-type="float">
            <text:p>0.537723931958465</text:p>
          </table:table-cell>
          <table:table-cell office:value-type="float" office:value="0.524083156705693" calcext:value-type="float">
            <text:p>0.524083156705693</text:p>
          </table:table-cell>
        </table:table-row>
      </table:table>
      <table:table table:name="Average" table:style-name="ta1">
        <table:table-column table:style-name="co11" table:default-cell-style-name="Default"/>
        <table:table-column table:style-name="co9" table:default-cell-style-name="ce3"/>
        <table:table-column table:style-name="co12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AVERAGE([$'11'.B2];[$'27'.B2];[$'35'.B2];[$'42'.B2];[$'81'.B2])" office:value-type="float" office:value="0.150140258567448" calcext:value-type="float">
            <text:p>0.150140258567448</text:p>
          </table:table-cell>
          <table:table-cell table:formula="of:=AVERAGE([$'11'.C2];[$'27'.C2];[$'35'.C2];[$'42'.C2];[$'81'.C2])" office:value-type="float" office:value="0.430021214749509" calcext:value-type="float">
            <text:p>0.430021214749509</text:p>
          </table:table-cell>
          <table:table-cell table:formula="of:=AVERAGE([$'11'.D2];[$'27'.D2];[$'35'.D2];[$'42'.D2];[$'81'.D2])" office:value-type="float" office:value="0.916414230226557" calcext:value-type="float">
            <text:p>0.916414230226557</text:p>
          </table:table-cell>
          <table:table-cell table:formula="of:=AVERAGE([$'11'.E2];[$'27'.E2];[$'35'.E2];[$'42'.E2];[$'81'.E2])" office:value-type="float" office:value="0.921524675175915" calcext:value-type="float">
            <text:p>0.921524675175915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AVERAGE([$'11'.B3];[$'27'.B3];[$'35'.B3];[$'42'.B3];[$'81'.B3])" office:value-type="float" office:value="0.509879728331674" calcext:value-type="float">
            <text:p>0.509879728331674</text:p>
          </table:table-cell>
          <table:table-cell table:formula="of:=AVERAGE([$'11'.C3];[$'27'.C3];[$'35'.C3];[$'42'.C3];[$'81'.C3])" office:value-type="float" office:value="0.808811450380508" calcext:value-type="float">
            <text:p>0.808811450380508</text:p>
          </table:table-cell>
          <table:table-cell table:formula="of:=AVERAGE([$'11'.D3];[$'27'.D3];[$'35'.D3];[$'42'.D3];[$'81'.D3])" office:value-type="float" office:value="0.667512841581681" calcext:value-type="float">
            <text:p>0.667512841581681</text:p>
          </table:table-cell>
          <table:table-cell table:formula="of:=AVERAGE([$'11'.E3];[$'27'.E3];[$'35'.E3];[$'42'.E3];[$'81'.E3])" office:value-type="float" office:value="0.656240929088747" calcext:value-type="float">
            <text:p>0.656240929088747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AVERAGE([$'11'.B4];[$'27'.B4];[$'35'.B4];[$'42'.B4];[$'81'.B4])" office:value-type="float" office:value="0.147451346913943" calcext:value-type="float">
            <text:p>0.147451346913943</text:p>
          </table:table-cell>
          <table:table-cell table:formula="of:=AVERAGE([$'11'.C4];[$'27'.C4];[$'35'.C4];[$'42'.C4];[$'81'.C4])" office:value-type="float" office:value="0.440798629588686" calcext:value-type="float">
            <text:p>0.440798629588686</text:p>
          </table:table-cell>
          <table:table-cell table:formula="of:=AVERAGE([$'11'.D4];[$'27'.D4];[$'35'.D4];[$'42'.D4];[$'81'.D4])" office:value-type="float" office:value="0.926450476183702" calcext:value-type="float">
            <text:p>0.926450476183702</text:p>
          </table:table-cell>
          <table:table-cell table:formula="of:=AVERAGE([$'11'.E4];[$'27'.E4];[$'35'.E4];[$'42'.E4];[$'81'.E4])" office:value-type="float" office:value="0.931890223890421" calcext:value-type="float">
            <text:p>0.931890223890421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AVERAGE([$'11'.B5];[$'27'.B5];[$'35'.B5];[$'42'.B5];[$'81'.B5])" office:value-type="float" office:value="0.507410245003622" calcext:value-type="float">
            <text:p>0.507410245003622</text:p>
          </table:table-cell>
          <table:table-cell table:formula="of:=AVERAGE([$'11'.C5];[$'27'.C5];[$'35'.C5];[$'42'.C5];[$'81'.C5])" office:value-type="float" office:value="0.847090476529506" calcext:value-type="float">
            <text:p>0.847090476529506</text:p>
          </table:table-cell>
          <table:table-cell table:formula="of:=AVERAGE([$'11'.D5];[$'27'.D5];[$'35'.D5];[$'42'.D5];[$'81'.D5])" office:value-type="float" office:value="0.674331041647594" calcext:value-type="float">
            <text:p>0.674331041647594</text:p>
          </table:table-cell>
          <table:table-cell table:formula="of:=AVERAGE([$'11'.E5];[$'27'.E5];[$'35'.E5];[$'42'.E5];[$'81'.E5])" office:value-type="float" office:value="0.660344213353937" calcext:value-type="float">
            <text:p>0.660344213353937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AVERAGE([$'11'.B6];[$'27'.B6];[$'35'.B6];[$'42'.B6];[$'81'.B6])" office:value-type="float" office:value="0.123278677094654" calcext:value-type="float">
            <text:p>0.123278677094654</text:p>
          </table:table-cell>
          <table:table-cell table:formula="of:=AVERAGE([$'11'.C6];[$'27'.C6];[$'35'.C6];[$'42'.C6];[$'81'.C6])" office:value-type="float" office:value="0.0874036603525728" calcext:value-type="float">
            <text:p>0.0874036603525728</text:p>
          </table:table-cell>
          <table:table-cell table:formula="of:=AVERAGE([$'11'.D6];[$'27'.D6];[$'35'.D6];[$'42'.D6];[$'81'.D6])" office:value-type="float" office:value="0.9075411637476" calcext:value-type="float">
            <text:p>0.9075411637476</text:p>
          </table:table-cell>
          <table:table-cell table:formula="of:=AVERAGE([$'11'.E6];[$'27'.E6];[$'35'.E6];[$'42'.E6];[$'81'.E6])" office:value-type="float" office:value="0.915603793970922" calcext:value-type="float">
            <text:p>0.915603793970922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AVERAGE([$'11'.B7];[$'27'.B7];[$'35'.B7];[$'42'.B7];[$'81'.B7])" office:value-type="float" office:value="0.43664849572261" calcext:value-type="float">
            <text:p>0.43664849572261</text:p>
          </table:table-cell>
          <table:table-cell table:formula="of:=AVERAGE([$'11'.C7];[$'27'.C7];[$'35'.C7];[$'42'.C7];[$'81'.C7])" office:value-type="float" office:value="0.458594723586924" calcext:value-type="float">
            <text:p>0.458594723586924</text:p>
          </table:table-cell>
          <table:table-cell table:formula="of:=AVERAGE([$'11'.D7];[$'27'.D7];[$'35'.D7];[$'42'.D7];[$'81'.D7])" office:value-type="float" office:value="0.53849152445423" calcext:value-type="float">
            <text:p>0.53849152445423</text:p>
          </table:table-cell>
          <table:table-cell table:formula="of:=AVERAGE([$'11'.E7];[$'27'.E7];[$'35'.E7];[$'42'.E7];[$'81'.E7])" office:value-type="float" office:value="0.53628751565959" calcext:value-type="float">
            <text:p>0.53628751565959</text:p>
          </table:table-cell>
        </table:table-row>
        <calcext:conditional-formats>
          <calcext:conditional-format calcext:target-range-address="Average.B2:Average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dDev" table:style-name="ta1">
        <table:table-column table:style-name="co11" table:default-cell-style-name="Default"/>
        <table:table-column table:style-name="co14" table:number-columns-repeated="4" table:default-cell-style-name="ce4"/>
        <table:table-row table:style-name="ro1">
          <table:table-cell/>
          <table:table-cell table:style-name="Default" office:value-type="string" calcext:value-type="string">
            <text:p>Random Classifier</text:p>
          </table:table-cell>
          <table:table-cell table:style-name="Default" office:value-type="string" calcext:value-type="string">
            <text:p>Majority Classifier</text:p>
          </table:table-cell>
          <table:table-cell table:style-name="Default" office:value-type="string" calcext:value-type="string">
            <text:p>Bert Full</text:p>
          </table:table-cell>
          <table:table-cell table:style-name="Default" office:value-type="string" calcext:value-type="string">
            <text:p>Bert Freezed</text:p>
          </table:table-cell>
        </table:table-row>
        <table:table-row table:style-name="ro1">
          <table:table-cell office:value-type="string" calcext:value-type="string">
            <text:p>Sequence F1 emotions micro</text:p>
          </table:table-cell>
          <table:table-cell table:formula="of:=STDEV([$'11'.B2];[$'27'.B2];[$'35'.B2];[$'42'.B2];[$'81'.B2])" office:value-type="float" office:value="0.00372050470955374" calcext:value-type="float">
            <text:p>0.00372050470955374</text:p>
          </table:table-cell>
          <table:table-cell table:formula="of:=STDEV([$'11'.C2];[$'27'.C2];[$'35'.C2];[$'42'.C2];[$'81'.C2])" office:value-type="float" office:value="0.00726345919242651" calcext:value-type="float">
            <text:p>0.00726345919242651</text:p>
          </table:table-cell>
          <table:table-cell table:formula="of:=STDEV([$'11'.D2];[$'27'.D2];[$'35'.D2];[$'42'.D2];[$'81'.D2])" office:value-type="float" office:value="0.0168211453635578" calcext:value-type="float">
            <text:p>0.0168211453635578</text:p>
          </table:table-cell>
          <table:table-cell table:formula="of:=STDEV([$'11'.E2];[$'27'.E2];[$'35'.E2];[$'42'.E2];[$'81'.E2])" office:value-type="float" office:value="0.0068670619640119" calcext:value-type="float">
            <text:p>0.0068670619640119</text:p>
          </table:table-cell>
        </table:table-row>
        <table:table-row table:style-name="ro1">
          <table:table-cell office:value-type="string" calcext:value-type="string">
            <text:p>Sequence F1 triggers micro</text:p>
          </table:table-cell>
          <table:table-cell table:formula="of:=STDEV([$'11'.B3];[$'27'.B3];[$'35'.B3];[$'42'.B3];[$'81'.B3])" office:value-type="float" office:value="0.00817628378632735" calcext:value-type="float">
            <text:p>0.00817628378632735</text:p>
          </table:table-cell>
          <table:table-cell table:formula="of:=STDEV([$'11'.C3];[$'27'.C3];[$'35'.C3];[$'42'.C3];[$'81'.C3])" office:value-type="float" office:value="0.0124516560082827" calcext:value-type="float">
            <text:p>0.0124516560082827</text:p>
          </table:table-cell>
          <table:table-cell table:formula="of:=STDEV([$'11'.D3];[$'27'.D3];[$'35'.D3];[$'42'.D3];[$'81'.D3])" office:value-type="float" office:value="0.0178829415153177" calcext:value-type="float">
            <text:p>0.0178829415153177</text:p>
          </table:table-cell>
          <table:table-cell table:formula="of:=STDEV([$'11'.E3];[$'27'.E3];[$'35'.E3];[$'42'.E3];[$'81'.E3])" office:value-type="float" office:value="0.00852332361339232" calcext:value-type="float">
            <text:p>0.00852332361339232</text:p>
          </table:table-cell>
        </table:table-row>
        <table:table-row table:style-name="ro1">
          <table:table-cell office:value-type="string" calcext:value-type="string">
            <text:p>Unrolled Sequence F1 emotions micro</text:p>
          </table:table-cell>
          <table:table-cell table:formula="of:=STDEV([$'11'.B4];[$'27'.B4];[$'35'.B4];[$'42'.B4];[$'81'.B4])" office:value-type="float" office:value="0.0039651803962804" calcext:value-type="float">
            <text:p>0.0039651803962804</text:p>
          </table:table-cell>
          <table:table-cell table:formula="of:=STDEV([$'11'.C4];[$'27'.C4];[$'35'.C4];[$'42'.C4];[$'81'.C4])" office:value-type="float" office:value="0.0101834131973926" calcext:value-type="float">
            <text:p>0.0101834131973926</text:p>
          </table:table-cell>
          <table:table-cell table:formula="of:=STDEV([$'11'.D4];[$'27'.D4];[$'35'.D4];[$'42'.D4];[$'81'.D4])" office:value-type="float" office:value="0.015551548306178" calcext:value-type="float">
            <text:p>0.015551548306178</text:p>
          </table:table-cell>
          <table:table-cell table:formula="of:=STDEV([$'11'.E4];[$'27'.E4];[$'35'.E4];[$'42'.E4];[$'81'.E4])" office:value-type="float" office:value="0.0054528923633627" calcext:value-type="float">
            <text:p>0.0054528923633627</text:p>
          </table:table-cell>
        </table:table-row>
        <table:table-row table:style-name="ro1">
          <table:table-cell office:value-type="string" calcext:value-type="string">
            <text:p>Unrolled Sequence F1 triggers micro</text:p>
          </table:table-cell>
          <table:table-cell table:formula="of:=STDEV([$'11'.B5];[$'27'.B5];[$'35'.B5];[$'42'.B5];[$'81'.B5])" office:value-type="float" office:value="0.00600641498460032" calcext:value-type="float">
            <text:p>0.00600641498460032</text:p>
          </table:table-cell>
          <table:table-cell table:formula="of:=STDEV([$'11'.C5];[$'27'.C5];[$'35'.C5];[$'42'.C5];[$'81'.C5])" office:value-type="float" office:value="0.0102091722275011" calcext:value-type="float">
            <text:p>0.0102091722275011</text:p>
          </table:table-cell>
          <table:table-cell table:formula="of:=STDEV([$'11'.D5];[$'27'.D5];[$'35'.D5];[$'42'.D5];[$'81'.D5])" office:value-type="float" office:value="0.0165414085588305" calcext:value-type="float">
            <text:p>0.0165414085588305</text:p>
          </table:table-cell>
          <table:table-cell table:formula="of:=STDEV([$'11'.E5];[$'27'.E5];[$'35'.E5];[$'42'.E5];[$'81'.E5])" office:value-type="float" office:value="0.00906513975117514" calcext:value-type="float">
            <text:p>0.00906513975117514</text:p>
          </table:table-cell>
        </table:table-row>
        <table:table-row table:style-name="ro1">
          <table:table-cell office:value-type="string" calcext:value-type="string">
            <text:p>Unrolled Sequence F1 emotions macro</text:p>
          </table:table-cell>
          <table:table-cell table:formula="of:=STDEV([$'11'.B6];[$'27'.B6];[$'35'.B6];[$'42'.B6];[$'81'.B6])" office:value-type="float" office:value="0.00355872761521641" calcext:value-type="float">
            <text:p>0.00355872761521641</text:p>
          </table:table-cell>
          <table:table-cell table:formula="of:=STDEV([$'11'.C6];[$'27'.C6];[$'35'.C6];[$'42'.C6];[$'81'.C6])" office:value-type="float" office:value="0.00139830464042979" calcext:value-type="float">
            <text:p>0.00139830464042979</text:p>
          </table:table-cell>
          <table:table-cell table:formula="of:=STDEV([$'11'.D6];[$'27'.D6];[$'35'.D6];[$'42'.D6];[$'81'.D6])" office:value-type="float" office:value="0.0197220896244378" calcext:value-type="float">
            <text:p>0.0197220896244378</text:p>
          </table:table-cell>
          <table:table-cell table:formula="of:=STDEV([$'11'.E6];[$'27'.E6];[$'35'.E6];[$'42'.E6];[$'81'.E6])" office:value-type="float" office:value="0.00475434715211405" calcext:value-type="float">
            <text:p>0.00475434715211405</text:p>
          </table:table-cell>
        </table:table-row>
        <table:table-row table:style-name="ro1">
          <table:table-cell office:value-type="string" calcext:value-type="string">
            <text:p>Unrolled Sequence F1 triggers macro</text:p>
          </table:table-cell>
          <table:table-cell table:formula="of:=STDEV([$'11'.B7];[$'27'.B7];[$'35'.B7];[$'42'.B7];[$'81'.B7])" office:value-type="float" office:value="0.00809484592640575" calcext:value-type="float">
            <text:p>0.00809484592640575</text:p>
          </table:table-cell>
          <table:table-cell table:formula="of:=STDEV([$'11'.C7];[$'27'.C7];[$'35'.C7];[$'42'.C7];[$'81'.C7])" office:value-type="float" office:value="0.00300344524575372" calcext:value-type="float">
            <text:p>0.00300344524575372</text:p>
          </table:table-cell>
          <table:table-cell table:formula="of:=STDEV([$'11'.D7];[$'27'.D7];[$'35'.D7];[$'42'.D7];[$'81'.D7])" office:value-type="float" office:value="0.00813890486065796" calcext:value-type="float">
            <text:p>0.00813890486065796</text:p>
          </table:table-cell>
          <table:table-cell table:formula="of:=STDEV([$'11'.E7];[$'27'.E7];[$'35'.E7];[$'42'.E7];[$'81'.E7])" office:value-type="float" office:value="0.00821677023105127" calcext:value-type="float">
            <text:p>0.00821677023105127</text:p>
          </table:table-cell>
        </table:table-row>
        <calcext:conditional-formats>
          <calcext:conditional-format calcext:target-range-address="StdDev.B2:StdDev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1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16:32:34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6:28:20.601000000</dc:date>
    <meta:editing-duration>PT14M50S</meta:editing-duration>
    <meta:editing-cycles>2</meta:editing-cycles>
    <meta:generator>LibreOffice/7.6.4.1$Windows_X86_64 LibreOffice_project/e19e193f88cd6c0525a17fb7a176ed8e6a3e2aa1</meta:generator>
    <meta:document-statistic meta:table-count="7" meta:cell-count="238" meta:object-count="0"/>
  </office:meta>
</office:document-meta>
</file>